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apiro-Wilk normality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641119227471943" table:style-name="ce1">
            <text:p>0.641119227471943</text:p>
          </table:table-cell>
          <table:table-cell office:value-type="float" office:value="8.09975026890595e-06" table:style-name="ce1">
            <text:p>8.09975026890595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float" office:value="0.828189329155455" table:style-name="ce1">
            <text:p>0.828189329155455</text:p>
          </table:table-cell>
          <table:table-cell office:value-type="float" office:value="0.00234763484702271" table:style-name="ce1">
            <text:p>0.00234763484702271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float" office:value="0.65653933719465" table:style-name="ce1">
            <text:p>0.65653933719465</text:p>
          </table:table-cell>
          <table:table-cell office:value-type="float" office:value="1.20426749826307e-05" table:style-name="ce1">
            <text:p>1.20426749826307e-05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float" office:value="0.942073304960484" table:style-name="ce1">
            <text:p>0.942073304960484</text:p>
          </table:table-cell>
          <table:table-cell office:value-type="float" office:value="0.262343498695083" table:style-name="ce1">
            <text:p>0.262343498695083</text:p>
          </table:table-cell>
        </table:table-row>
      </table:table>
      <table:table table:name="Kruskal-Wallis rank sum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59.07101190968" table:style-name="ce1">
            <text:p>59.07101190968</text:p>
          </table:table-cell>
          <table:table-cell office:value-type="float" office:value="3" table:style-name="ce1">
            <text:p>3</text:p>
          </table:table-cell>
          <table:table-cell office:value-type="float" office:value="9.28311832486991e-13" table:style-name="ce1">
            <text:p>9.28311832486991e-13</text:p>
          </table:table-cell>
        </table:table-row>
      </table:table>
      <table:table table:name="Dunn (1964) Kruskal-Wallis multiple comparison (ju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-0.21850077891145" table:style-name="ce1">
            <text:p>-0.21850077891145</text:p>
          </table:table-cell>
          <table:table-cell office:value-type="float" office:value="0.827038951496373" table:style-name="ce1">
            <text:p>0.82703895149637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6.09070921215668" table:style-name="ce1">
            <text:p>6.09070921215668</text:p>
          </table:table-cell>
          <table:table-cell office:value-type="float" office:value="1.12411573358451e-09" table:style-name="ce1">
            <text:p>1.12411573358451e-09</text:p>
          </table:table-cell>
          <table:table-cell office:value-type="float" office:value="6.74469440150704e-09" table:style-name="ce1">
            <text:p>6.74469440150704e-09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6.30920999106813" table:style-name="ce1">
            <text:p>6.30920999106813</text:p>
          </table:table-cell>
          <table:table-cell office:value-type="float" office:value="2.80463370988873e-10" table:style-name="ce1">
            <text:p>2.80463370988873e-10</text:p>
          </table:table-cell>
          <table:table-cell office:value-type="float" office:value="1.68278022593324e-09" table:style-name="ce1">
            <text:p>1.68278022593324e-09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4.23345259140935" table:style-name="ce1">
            <text:p>4.23345259140935</text:p>
          </table:table-cell>
          <table:table-cell office:value-type="float" office:value="2.30130712932629e-05" table:style-name="ce1">
            <text:p>2.30130712932629e-05</text:p>
          </table:table-cell>
          <table:table-cell office:value-type="float" office:value="0.000138078427759577" table:style-name="ce1">
            <text:p>0.000138078427759577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4.4519533703208" table:style-name="ce1">
            <text:p>4.4519533703208</text:p>
          </table:table-cell>
          <table:table-cell office:value-type="float" office:value="8.5092646972223e-06" table:style-name="ce1">
            <text:p>8.5092646972223e-06</text:p>
          </table:table-cell>
          <table:table-cell office:value-type="float" office:value="5.10555881833338e-05" table:style-name="ce1">
            <text:p>5.10555881833338e-05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1.85725662074733" table:style-name="ce1">
            <text:p>-1.85725662074733</text:p>
          </table:table-cell>
          <table:table-cell office:value-type="float" office:value="0.0632746528813042" table:style-name="ce1">
            <text:p>0.0632746528813042</text:p>
          </table:table-cell>
          <table:table-cell office:value-type="float" office:value="0.379647917287825" table:style-name="ce1">
            <text:p>0.379647917287825</text:p>
          </table:table-cell>
        </table:table-row>
      </table:table>
      <table:table table:name="Vargha and Delaney A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0.45" table:style-name="ce1">
            <text:p>0.45</text:p>
          </table:table-cell>
          <table:table-cell office:value-type="string" table:style-name="ce1">
            <text:p>negligible</text:p>
          </table:table-cell>
        </table:table-row>
        <table:table-row table:style-name="ro1">
          <table:table-cell office:value-type="string" table:style-name="ce1">
            <text:p>divga - add.greedy</text:p>
          </table:table-cell>
          <table:table-cell office:value-type="float" office:value="0.55" table:style-name="ce1">
            <text:p>0.55</text:p>
          </table:table-cell>
          <table:table-cell office:value-type="string" table:style-name="ce1">
            <text:p>negligibl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add.greed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divg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0.975" table:style-name="ce1">
            <text:p>0.9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add.greedy</text:p>
          </table:table-cell>
          <table:table-cell office:value-type="float" office:value="0.025" table:style-name="ce1">
            <text:p>0.02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955" table:style-name="ce1">
            <text:p>0.95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divga</text:p>
          </table:table-cell>
          <table:table-cell office:value-type="float" office:value="0.045" table:style-name="ce1">
            <text:p>0.04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195" table:style-name="ce1">
            <text:p>0.19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0.805" table:style-name="ce1">
            <text:p>0.805</text:p>
          </table:table-cell>
          <table:table-cell office:value-type="string" table:style-name="ce1">
            <text:p>large</text:p>
          </table:table-cell>
        </table:table-row>
      </table:table>
      <table:table table:name="Shapiro-Wilk normality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641119227471943" table:style-name="ce1">
            <text:p>0.641119227471943</text:p>
          </table:table-cell>
          <table:table-cell office:value-type="float" office:value="8.09975026890595e-06" table:style-name="ce1">
            <text:p>8.09975026890595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float" office:value="0.641119227471943" table:style-name="ce1">
            <text:p>0.641119227471943</text:p>
          </table:table-cell>
          <table:table-cell office:value-type="float" office:value="8.09975026890588e-06" table:style-name="ce1">
            <text:p>8.09975026890588e-06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float" office:value="0.585275390623861" table:style-name="ce1">
            <text:p>0.585275390623861</text:p>
          </table:table-cell>
          <table:table-cell office:value-type="float" office:value="2.08046221231768e-06" table:style-name="ce1">
            <text:p>2.08046221231768e-06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float" office:value="0.8418933045476" table:style-name="ce1">
            <text:p>0.8418933045476</text:p>
          </table:table-cell>
          <table:table-cell office:value-type="float" office:value="0.00391040610733446" table:style-name="ce1">
            <text:p>0.00391040610733446</text:p>
          </table:table-cell>
        </table:table-row>
      </table:table>
      <table:table table:name="Kruskal-Wallis rank sum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62.9117403151286" table:style-name="ce1">
            <text:p>62.9117403151286</text:p>
          </table:table-cell>
          <table:table-cell office:value-type="float" office:value="3" table:style-name="ce1">
            <text:p>3</text:p>
          </table:table-cell>
          <table:table-cell office:value-type="float" office:value="1.40262242977756e-13" table:style-name="ce1">
            <text:p>1.40262242977756e-13</text:p>
          </table:table-cell>
        </table:table-row>
      </table:table>
      <table:table table:name="Dunn (1964) Kruskal-Wallis multiple comparison (jmh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-4.03602278480199" table:style-name="ce1">
            <text:p>-4.03602278480199</text:p>
          </table:table-cell>
          <table:table-cell office:value-type="float" office:value="5.43649387880422e-05" table:style-name="ce1">
            <text:p>5.43649387880422e-05</text:p>
          </table:table-cell>
          <table:table-cell office:value-type="float" office:value="0.000326189632728253" table:style-name="ce1">
            <text:p>0.000326189632728253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3.83080128726969" table:style-name="ce1">
            <text:p>3.83080128726969</text:p>
          </table:table-cell>
          <table:table-cell office:value-type="float" office:value="0.000127726628673382" table:style-name="ce1">
            <text:p>0.000127726628673382</text:p>
          </table:table-cell>
          <table:table-cell office:value-type="float" office:value="0.000766359772040292" table:style-name="ce1">
            <text:p>0.000766359772040292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7.86682407207168" table:style-name="ce1">
            <text:p>7.86682407207168</text:p>
          </table:table-cell>
          <table:table-cell office:value-type="float" office:value="3.63757619168037e-15" table:style-name="ce1">
            <text:p>3.63757619168037e-15</text:p>
          </table:table-cell>
          <table:table-cell office:value-type="float" office:value="2.18254571500822e-14" table:style-name="ce1">
            <text:p>2.18254571500822e-14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-0.88929315597332" table:style-name="ce1">
            <text:p>-0.88929315597332</text:p>
          </table:table-cell>
          <table:table-cell office:value-type="float" office:value="0.373845548746952" table:style-name="ce1">
            <text:p>0.37384554874695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3.14672962882867" table:style-name="ce1">
            <text:p>3.14672962882867</text:p>
          </table:table-cell>
          <table:table-cell office:value-type="float" office:value="0.00165107558060826" table:style-name="ce1">
            <text:p>0.00165107558060826</text:p>
          </table:table-cell>
          <table:table-cell office:value-type="float" office:value="0.00990645348364958" table:style-name="ce1">
            <text:p>0.00990645348364958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4.72009444324301" table:style-name="ce1">
            <text:p>-4.72009444324301</text:p>
          </table:table-cell>
          <table:table-cell office:value-type="float" office:value="2.35735166762808e-06" table:style-name="ce1">
            <text:p>2.35735166762808e-06</text:p>
          </table:table-cell>
          <table:table-cell office:value-type="float" office:value="1.41441100057685e-05" table:style-name="ce1">
            <text:p>1.41441100057685e-05</text:p>
          </table:table-cell>
        </table:table-row>
      </table:table>
      <table:table table:name="Vargha and Delaney A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add.greed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add.greed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divg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small</text:p>
          </table:table-cell>
        </table:table-row>
        <table:table-row table:style-name="ro1">
          <table:table-cell office:value-type="string" table:style-name="ce1">
            <text:p>qaoan - add.greedy</text:p>
          </table:table-cell>
          <table:table-cell office:value-type="float" office:value="0.6" table:style-name="ce1">
            <text:p>0.6</text:p>
          </table:table-cell>
          <table:table-cell office:value-type="string" table:style-name="ce1">
            <text:p>small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875" table:style-name="ce1">
            <text:p>0.8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divga</text:p>
          </table:table-cell>
          <table:table-cell office:value-type="float" office:value="0.125" table:style-name="ce1">
            <text:p>0.12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